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.255cm"/>
    </style:style>
    <style:style style:name="co2" style:family="table-column">
      <style:table-column-properties fo:break-before="auto" style:column-width="0.607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8.206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4.029cm"/>
    </style:style>
    <style:style style:name="co7" style:family="table-column">
      <style:table-column-properties fo:break-before="auto" style:column-width="4.683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ext-properties style:font-name="Liberation Sans" fo:font-weight="bold" style:font-name-asian="WenQuanYi Zen Hei" style:font-weight-asian="bold" style:font-name-complex="Arial1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8" style:family="table-cell" style:parent-style-name="Default" style:data-style-name="N100">
      <style:text-properties style:font-name="Liberation Sans"/>
    </style:style>
    <style:style style:name="ce9" style:family="table-cell" style:parent-style-name="Default">
      <style:text-properties style:font-name="Liberation Sans" style:font-name-asian="WenQuanYi Zen Hei" style:font-name-complex="Arial1"/>
    </style:style>
    <style:style style:name="ce1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ext-properties style:font-name="Liberation Sans" style:font-name-asian="WenQuanYi Zen Hei" style:font-name-complex="Arial"/>
    </style:style>
    <style:style style:name="ce1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sl_board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5" table:default-cell-style-name="ce5"/>
        <table:table-row table:style-name="ro1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Designator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Quantity</text:p>
          </table:table-cell>
          <table:table-cell table:style-name="ce6" office:value-type="string" calcext:value-type="string">
            <text:p>Designation</text:p>
          </table:table-cell>
          <table:table-cell table:style-name="ce4" office:value-type="string" calcext:value-type="string">
            <text:p>MPN</text:p>
          </table:table-cell>
          <table:table-cell table:style-name="ce4" office:value-type="string" calcext:value-type="string">
            <text:p>Alternative part</text:p>
          </table:table-cell>
          <table:table-cell table:style-name="ce4" office:value-type="string" calcext:value-type="string">
            <text:p>Supplier URL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Cs</text:p>
          </table:table-cell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QFP-128_thermal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ISL51002</text:p>
          </table:table-cell>
          <table:table-cell office:value-type="string" calcext:value-type="string">
            <text:p>ISL51002CQZ-110</text:p>
          </table:table-cell>
          <table:table-cell office:value-type="string" calcext:value-type="string">
            <text:p>ISL51002CQZ-165</text:p>
          </table:table-cell>
          <table:table-cell office:value-type="string" calcext:value-type="string">
            <text:p><text:a xlink:href="https://www.digikey.fi/en/products/detail/intersil/ISL51002CQZ-110/11516216" xlink:type="simple">https://www.digikey.fi/en/products/detail/intersil/ISL51002CQZ-110/11516216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QFN-20-1EP_4x4mm_Pitch0.5mm_Handsoldering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SI5351C-B-GM</text:p>
          </table:table-cell>
          <table:table-cell/>
          <table:table-cell office:value-type="string" calcext:value-type="string">
            <text:p><text:a xlink:href="https://www.mouser.fi/ProductDetail/Silicon-Labs/SI5351C-B-GM/?qs=sGAEpiMZZMvo8iywG0hSDVwns1Z2S9pYiO7Qy5%2Ft6I8%3D" xlink:type="simple">https://www.mouser.fi/ProductDetail/Silicon-Labs/SI5351C-B-GM/?qs=sGAEpiMZZMvo8iywG0hSDVwns1Z2S9pYiO7Qy5%2Ft6I8%3D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PCM1808PW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string" calcext:value-type="string">
            <text:p>PCM1808PWR</text:p>
          </table:table-cell>
          <table:table-cell/>
          <table:table-cell office:value-type="string" calcext:value-type="string">
            <text:p><text:a xlink:href="https://www.mouser.fi/ProductDetail/Texas-Instruments/PCM1808PWR?qs=sGAEpiMZZMs6MRWRKnzqdRNVi09XGhToVYmj%252BwFxe54%3D" xlink:type="simple">https://www.mouser.fi/ProductDetail/Texas-Instruments/PCM1808PWR?qs=sGAEpiMZZMs6MRWRKnzqdRNVi09XGhToVYmj%252BwFxe54%3D</text:a>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egulators</text:p>
          </table:table-cell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-5_Handsoldering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string" calcext:value-type="string">
            <text:p>LM3671MF-2.5/NOPB</text:p>
          </table:table-cell>
          <table:table-cell/>
          <table:table-cell office:value-type="string" calcext:value-type="string">
            <text:p><text:a xlink:href="https://www.mouser.fi/ProductDetail/Texas-Instruments/LM3671MF-25-NOPB?qs=QbsRYf82W3EGm7MxEdl1Ew%3D%3D" xlink:type="simple">https://www.mouser.fi/ProductDetail/Texas-Instruments/LM3671MF-25-NOPB?qs=QbsRYf82W3EGm7MxEdl1Ew%3D%3D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5_Handsoldering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LV70033DDC</text:p>
          </table:table-cell>
          <table:table-cell office:value-type="string" calcext:value-type="string">
            <text:p>TLV70033DDCR </text:p>
          </table:table-cell>
          <table:table-cell/>
          <table:table-cell office:value-type="string" calcext:value-type="string">
            <text:p><text:a xlink:href="https://www.mouser.fi/ProductDetail/595-TLV70033DDCR?R=TLV70033DDCRvirtualkey59500000virtualkey595-TLV70033DDCR" xlink:type="simple">https://www.mouser.fi/ProductDetail/595-TLV70033DDCR?R=TLV70033DDCRvirtualkey59500000virtualkey595-TLV70033DDCR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U3,U4</text:p>
          </table:table-cell>
          <table:table-cell office:value-type="string" calcext:value-type="string">
            <text:p>SOT-23-5_Handsoldering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TLV75518P</text:p>
          </table:table-cell>
          <table:table-cell office:value-type="string" calcext:value-type="string">
            <text:p>TLV75518PDBVR</text:p>
          </table:table-cell>
          <table:table-cell/>
          <table:table-cell office:value-type="string" calcext:value-type="string">
            <text:p><text:a xlink:href="https://www.mouser.fi/ProductDetail/Texas-Instruments/TLV75518PDBVR?qs=55YtniHzbhCKl5yPgBW9OQ%3D%3D" xlink:type="simple">https://www.mouser.fi/ProductDetail/Texas-Instruments/TLV75518PDBVR?qs=55YtniHzbhCKl5yPgBW9OQ%3D%3D</text:a>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nnectors / switch</text:p>
          </table:table-cell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_Header_Straight_2x20_Pitch2.54mm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CONN_02X20</text:p>
          </table:table-cell>
          <table:table-cell table:style-name="Default" office:value-type="string" calcext:value-type="string">
            <text:p>SFH11-PBPC-D20-ST-BK</text:p>
          </table:table-cell>
          <table:table-cell office:value-type="string" calcext:value-type="string">
            <text:p>8540-4500PL</text:p>
          </table:table-cell>
          <table:table-cell office:value-type="string" calcext:value-type="string">
            <text:p><text:a xlink:href="https://www.digikey.com/en/products/detail/sullins-connector-solutions/SFH11-PBPC-D20-ST-BK/1990093" xlink:type="simple">https://www.digikey.com/en/products/detail/sullins-connector-solutions/SFH11-PBPC-D20-ST-BK/1990093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2,J5</text:p>
          </table:table-cell>
          <table:table-cell office:value-type="string" calcext:value-type="string">
            <text:p>PinHeader_2x04_P2.54mm_Vertica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ONN_02X04</text:p>
          </table:table-cell>
          <table:table-cell office:value-type="string" calcext:value-type="string">
            <text:p>10129381-908002BLF</text:p>
          </table:table-cell>
          <table:table-cell/>
          <table:table-cell office:value-type="string" calcext:value-type="string">
            <text:p><text:a xlink:href="https://www.mouser.fi/ProductDetail/Amphenol-FCI/10129381-908002BLF?qs=sGAEpiMZZMs%252BGHln7q6pmzM4rZbcR9MPqXtTZoG7M7qVzYMUfLk9hA%3D%3D" xlink:type="simple">https://www.mouser.fi/ProductDetail/Amphenol-FCI/10129381-908002BLF?qs=sGAEpiMZZMs%252BGHln7q6pmzM4rZbcR9MPqXtTZoG7M7qVzYMUfLk9hA%3D%3D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CART_CONN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SCART-F</text:p>
          </table:table-cell>
          <table:table-cell table:style-name="ce9" office:value-type="string" calcext:value-type="string">
            <text:p>K-SCARTX-022</text:p>
          </table:table-cell>
          <table:table-cell table:style-name="ce9" office:value-type="string" calcext:value-type="string">
            <text:p>CS-10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Vishay_CAST-3Pi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string" calcext:value-type="string">
            <text:p>TSOP31338</text:p>
          </table:table-cell>
          <table:table-cell/>
          <table:table-cell office:value-type="string" calcext:value-type="string">
            <text:p><text:a xlink:href="https://www.mouser.fi/ProductDetail/Vishay-Semiconductors/TSOP31338?qs=%2Fha2pyFaduil478U2%2FUJROATNrqRVtBxU9KKeuHdD%2FM%3D" xlink:type="simple">https://www.mouser.fi/ProductDetail/Vishay-Semiconductors/TSOP31338?qs=%2Fha2pyFaduil478U2%2FUJROATNrqRVtBxU9KKeuHdD%2FM%3D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S1</text:p>
          </table:table-cell>
          <table:table-cell office:value-type="string" calcext:value-type="string">
            <text:p>PinHeader_1x20_P2.54mm_Vertical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NHD-0216CW-AW3</text:p>
          </table:table-cell>
          <table:table-cell office:value-type="string" calcext:value-type="string">
            <text:p>68001-420HLF</text:p>
          </table:table-cell>
          <table:table-cell/>
          <table:table-cell office:value-type="string" calcext:value-type="string">
            <text:p><text:a xlink:href="https://www.mouser.fi/ProductDetail/Amphenol-FCI/68001-420HLF?qs=sGAEpiMZZMs%252BGHln7q6pm6VkwJRZEpANBtc5UlHMY18%3D" xlink:type="simple">https://www.mouser.fi/ProductDetail/Amphenol-FCI/68001-420HLF?qs=sGAEpiMZZMs%252BGHln7q6pm6VkwJRZEpANBtc5UlHMY18%3D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inHeader_1x03_P2.54mm_Vertical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MSS-102559-14A-D</text:p>
          </table:table-cell>
          <table:table-cell office:value-type="string" calcext:value-type="string">
            <text:p>450301014042</text:p>
          </table:table-cell>
          <table:table-cell office:value-type="string" calcext:value-type="string">
            <text:p><text:a xlink:href="https://www.mouser.fi/ProductDetail/CUI-Devices/MSS-102559-14A-D?qs=DRkmTr78QAQJ9kylFXtWnw%3D%3D" xlink:type="simple">https://www.mouser.fi/ProductDetail/CUI-Devices/MSS-102559-14A-D?qs=DRkmTr78QAQJ9kylFXtWnw%3D%3D</text:a>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isc</text:p>
          </table:table-cell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FCR684208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string" calcext:value-type="string">
            <text:p>FCR684208R</text:p>
          </table:table-cell>
          <table:table-cell/>
          <table:table-cell office:value-type="string" calcext:value-type="string">
            <text:p><text:a xlink:href="https://www.digikey.fi/en/products/detail/cliff-electronic-components-ltd/FCR684208R/15283092?s=N4IgTCBcDaIGIGEBKA2AHAFjABjUkAugL5A" xlink:type="simple">https://www.digikey.fi/en/products/detail/cliff-electronic-components-ltd/FCR684208R/15283092?s=N4IgTCBcDaIGIGEBKA2AHAFjABjUkAugL5A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ECS-3X9X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27MHz</text:p>
          </table:table-cell>
          <table:table-cell office:value-type="string" calcext:value-type="string">
            <text:p>ECS-270-18-9X</text:p>
          </table:table-cell>
          <table:table-cell/>
          <table:table-cell office:value-type="string" calcext:value-type="string">
            <text:p><text:a xlink:href="https://www.mouser.fi/ProductDetail/ECS/ECS-270-18-9X?qs=%2Fha2pyFadujvpkg9ALkjvl1xytlcdEAE%2FPnK8UOLMk40iRAzbS4wPA%3D%3D" xlink:type="simple">https://www.mouser.fi/ProductDetail/ECS/ECS-270-18-9X?qs=%2Fha2pyFadujvpkg9ALkjvl1xytlcdEAE%2FPnK8UOLMk40iRAzbS4wPA%3D%3D</text:a>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MD R/L/C</text:p>
          </table:table-cell>
          <table:table-cell table:number-columns-repeated="3"/>
          <table:table-cell table:style-name="ce7"/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24,C25</text:p>
          </table:table-cell>
          <table:table-cell office:value-type="string" calcext:value-type="string">
            <text:p>SM0603_Capa_libcm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style-name="ce17" office:value-type="string" calcext:value-type="string">
            <text:p>CC0603JRNPO9BN220</text:p>
          </table:table-cell>
          <table:table-cell table:style-name="ce11"/>
          <table:table-cell table:style-name="ce13" office:value-type="string" calcext:value-type="string">
            <text:p><text:a xlink:href="https://www.mouser.fi/ProductDetail/YAGEO/CC0603JRNPO9BN220?qs=vTakOoo5QyIVMYOUTI%2F4zA%3D%3D" xlink:type="simple">https://www.mouser.fi/ProductDetail/YAGEO/CC0603JRNPO9BN220?qs=vTakOoo5QyIVMYOUTI%2F4zA%3D%3D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27,C30</text:p>
          </table:table-cell>
          <table:table-cell office:value-type="string" calcext:value-type="string">
            <text:p>SM0603_Capa_libcm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50p</text:p>
          </table:table-cell>
          <table:table-cell office:value-type="string" calcext:value-type="string">
            <text:p>CC0603JRNPO9BN500</text:p>
          </table:table-cell>
          <table:table-cell/>
          <table:table-cell office:value-type="string" calcext:value-type="string">
            <text:p><text:a xlink:href="https://www.mouser.fi/ProductDetail/YAGEO/CC0603JRNPO9BN500?qs=UgE%2F0m3bTsZTB58yeBnmuQ%3D%3D" xlink:type="simple">https://www.mouser.fi/ProductDetail/YAGEO/CC0603JRNPO9BN500?qs=UgE%2F0m3bTsZTB58yeBnmuQ%3D%3D</text:a>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48,C47,C13,C22,C23</text:p>
          </table:table-cell>
          <table:table-cell office:value-type="string" calcext:value-type="string">
            <text:p>SM0603_Capa_libcms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1n</text:p>
          </table:table-cell>
          <table:table-cell table:style-name="ce17" office:value-type="string" calcext:value-type="string">
            <text:p>CC0603JRX7R9BB102</text:p>
          </table:table-cell>
          <table:table-cell table:style-name="ce11"/>
          <table:table-cell table:style-name="ce13" office:value-type="string" calcext:value-type="string">
            <text:p><text:a xlink:href="https://www.mouser.fi/ProductDetail/YAGEO/CC0603JRX7R9BB102?qs=AgBp2OyFlx9XcQsP2DKqzg%3D%3D" xlink:type="simple">https://www.mouser.fi/ProductDetail/YAGEO/CC0603JRX7R9BB102?qs=AgBp2OyFlx9XcQsP2DKqzg%3D%3D</text:a>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SM0603_Capa_libcms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table:style-name="ce17" office:value-type="string" calcext:value-type="string">
            <text:p>CC0603JRX7R9BB103</text:p>
          </table:table-cell>
          <table:table-cell table:style-name="ce11"/>
          <table:table-cell table:style-name="ce13" office:value-type="string" calcext:value-type="string">
            <text:p><text:a xlink:href="https://www.mouser.fi/ProductDetail/YAGEO/CC0603JRX7R9BB103?qs=AgBp2OyFlx9BIx0qrdQtpQ%3D%3D" xlink:type="simple">https://www.mouser.fi/ProductDetail/YAGEO/CC0603JRX7R9BB103?qs=AgBp2OyFlx9BIx0qrdQtpQ%3D%3D</text:a>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53,C39,C52,C42,C44,C43,C51,C9,C10,C11,C12,C14,C15,C16,C17,C18,C19,C21,C26,C28,C29,C31,C32,C33,C34,C35,C36,C37,C38,C41</text:p>
          </table:table-cell>
          <table:table-cell office:value-type="string" calcext:value-type="string">
            <text:p>SM0603_Capa_libcms</text:p>
          </table:table-cell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0.1u</text:p>
          </table:table-cell>
          <table:table-cell table:style-name="ce17" office:value-type="string" calcext:value-type="string">
            <text:p>CC0603JRX7R9BB104</text:p>
          </table:table-cell>
          <table:table-cell table:style-name="ce11"/>
          <table:table-cell table:style-name="ce13" office:value-type="string" calcext:value-type="string">
            <text:p><text:a xlink:href="https://www.mouser.fi/ProductDetail/YAGEO/CC0603JRX7R9BB104?qs=57cj7OiSijmjSM%252BQadQODQ%3D%3D" xlink:type="simple">https://www.mouser.fi/ProductDetail/YAGEO/CC0603JRX7R9BB104?qs=57cj7OiSijmjSM%252BQadQODQ%3D%3D</text:a>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1,C2,C3,C6,C7,C8</text:p>
          </table:table-cell>
          <table:table-cell office:value-type="string" calcext:value-type="string">
            <text:p>SM0603_Capa_libcms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1u</text:p>
          </table:table-cell>
          <table:table-cell table:style-name="ce17" office:value-type="string" calcext:value-type="string">
            <text:p>CC0603KRX7R8BB105</text:p>
          </table:table-cell>
          <table:table-cell table:style-name="ce11"/>
          <table:table-cell table:style-name="ce13" office:value-type="string" calcext:value-type="string">
            <text:p><text:a xlink:href="https://www.mouser.fi/ProductDetail/YAGEO/CC0603KRX7R8BB105?qs=57cj7OiSijm1JqG%252BGXtOuQ%3D%3D" xlink:type="simple">https://www.mouser.fi/ProductDetail/YAGEO/CC0603KRX7R8BB105?qs=57cj7OiSijm1JqG%252BGXtOuQ%3D%3D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50,C49</text:p>
          </table:table-cell>
          <table:table-cell office:value-type="string" calcext:value-type="string">
            <text:p>SM0805_libcm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C0805KRX5R6BB105</text:p>
          </table:table-cell>
          <table:table-cell office:value-type="string" calcext:value-type="string">
            <text:p>TPSR105K020R6000</text:p>
          </table:table-cell>
          <table:table-cell office:value-type="string" calcext:value-type="string">
            <text:p><text:a xlink:href="https://www.mouser.fi/ProductDetail/YAGEO/CC0805KRX5R6BB105?qs=57cj7OiSijlFWI8EUNwoXQ%3D%3D" xlink:type="simple">https://www.mouser.fi/ProductDetail/YAGEO/CC0805KRX5R6BB105?qs=57cj7OiSijlFWI8EUNwoXQ%3D%3D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4,C5</text:p>
          </table:table-cell>
          <table:table-cell office:value-type="string" calcext:value-type="string">
            <text:p>SM0603_Capa_libcm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C0603MRX5R5BB106</text:p>
          </table:table-cell>
          <table:table-cell/>
          <table:table-cell office:value-type="string" calcext:value-type="string">
            <text:p><text:a xlink:href="https://www.mouser.fi/ProductDetail/YAGEO/CC0603MRX5R5BB106?qs=hvk6vzacGVh2hHrHyirv6Q%3D%3D" xlink:type="simple">https://www.mouser.fi/ProductDetail/YAGEO/CC0603MRX5R5BB106?qs=hvk6vzacGVh2hHrHyirv6Q%3D%3D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45,C46</text:p>
          </table:table-cell>
          <table:table-cell office:value-type="string" calcext:value-type="string">
            <text:p>SM0805_libcm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C0805KRX5R6BB106</text:p>
          </table:table-cell>
          <table:table-cell office:value-type="string" calcext:value-type="string">
            <text:p>TCTOP1A106M8R</text:p>
          </table:table-cell>
          <table:table-cell office:value-type="string" calcext:value-type="string">
            <text:p><text:a xlink:href="https://www.mouser.fi/ProductDetail/YAGEO/CC0805KRX5R6BB106?qs=57cj7OiSijmmkjVzLrgcdg%3D%3D" xlink:type="simple">https://www.mouser.fi/ProductDetail/YAGEO/CC0805KRX5R6BB106?qs=57cj7OiSijmmkjVzLrgcdg%3D%3D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M0603_Capa_libcms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DRH2D14NP-2R2NC</text:p>
          </table:table-cell>
          <table:table-cell/>
          <table:table-cell office:value-type="string" calcext:value-type="string">
            <text:p><text:a xlink:href="https://www.mouser.fi/ProductDetail/Sumida/CDRH2D14NP-2R2NC?qs=%2Fha2pyFaduiMwwXXWbaGumjHvotzy1UcwnLU4uKMfDvCMN3rrzSeEQ%3D%3D" xlink:type="simple">https://www.mouser.fi/ProductDetail/Sumida/CDRH2D14NP-2R2NC?qs=%2Fha2pyFaduiMwwXXWbaGumjHvotzy1UcwnLU4uKMfDvCMN3rrzSeEQ%3D%3D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25,R21,R23,R34,R27,R31,R22,R32,R33,R24,R28,R26,R2,R4,R5,R6,R7,R11,R12,R15,R16,R17,R18,R19,R20,R29,R30,R35,R36</text:p>
          </table:table-cell>
          <table:table-cell office:value-type="string" calcext:value-type="string">
            <text:p>SM0603_Resistor_libcms</text:p>
          </table:table-cell>
          <table:table-cell table:style-name="ce7" office:value-type="float" office:value="29" calcext:value-type="float">
            <text:p>29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RC0603FR-0722RL</text:p>
          </table:table-cell>
          <table:table-cell table:style-name="ce8"/>
          <table:table-cell office:value-type="string" calcext:value-type="string">
            <text:p><text:a xlink:href="https://www.mouser.fi/ProductDetail/YAGEO/RC0603FR-0722RL?qs=diQw95jMAeMOsxb8bne7fg%3D%3D" xlink:type="simple">https://www.mouser.fi/ProductDetail/YAGEO/RC0603FR-0722RL?qs=diQw95jMAeMOsxb8bne7fg%3D%3D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10,R48</text:p>
          </table:table-cell>
          <table:table-cell office:value-type="string" calcext:value-type="string">
            <text:p>SM0603_Resistor_libcms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RC0603FR-0749R9L</text:p>
          </table:table-cell>
          <table:table-cell table:style-name="ce8"/>
          <table:table-cell office:value-type="string" calcext:value-type="string">
            <text:p><text:a xlink:href="https://www.mouser.fi/ProductDetail/YAGEO/RC0603FR-0749R9L?qs=NEN%2FsE%2FLsvNRW8WFDtCPgQ%3D%3D" xlink:type="simple">https://www.mouser.fi/ProductDetail/YAGEO/RC0603FR-0749R9L?qs=NEN%2FsE%2FLsvNRW8WFDtCPgQ%3D%3D</text:a>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41,R42,R43,R44</text:p>
          </table:table-cell>
          <table:table-cell office:value-type="string" calcext:value-type="string">
            <text:p>SM0603_Resistor_libcms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75</text:p>
          </table:table-cell>
          <table:table-cell table:style-name="ce11" office:value-type="string" calcext:value-type="string">
            <text:p>RT0603DRE0775RL</text:p>
          </table:table-cell>
          <table:table-cell/>
          <table:table-cell table:style-name="ce13" office:value-type="string" calcext:value-type="string">
            <text:p><text:a xlink:href="https://www.mouser.fi/ProductDetail/YAGEO/RT0603DRE0775RL?qs=4CyHz7GXqShxnJgXynoRqg%3D%3D" xlink:type="simple">https://www.mouser.fi/ProductDetail/YAGEO/RT0603DRE0775RL?qs=4CyHz7GXqShxnJgXynoRqg%3D%3D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SM0603_Resistor_libcms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RC0603FR-07499RL</text:p>
          </table:table-cell>
          <table:table-cell table:style-name="ce8"/>
          <table:table-cell office:value-type="string" calcext:value-type="string">
            <text:p><text:a xlink:href="https://www.mouser.fi/ProductDetail/Yageo/RC0603FR-07499RL/?qs=sGAEpiMZZMu61qfTUdNhG0fejjHH2KXSo%252bCElg0%2FDnU%3D" xlink:type="simple">https://www.mouser.fi/ProductDetail/Yageo/RC0603FR-07499RL/?qs=sGAEpiMZZMu61qfTUdNhG0fejjHH2KXSo%252bCElg0%2FDnU%3D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8,R13,R51</text:p>
          </table:table-cell>
          <table:table-cell office:value-type="string" calcext:value-type="string">
            <text:p>SM0603_Resistor_libcms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table:style-name="ce12" office:value-type="string" calcext:value-type="string">
            <text:p>RC0603FR-071KL</text:p>
          </table:table-cell>
          <table:table-cell/>
          <table:table-cell office:value-type="string" calcext:value-type="string">
            <text:p><text:a xlink:href="https://www.mouser.fi/ProductDetail/Yageo/RC0603FR-071KL/?qs=sGAEpiMZZMu61qfTUdNhG5eFuApKbqVdtp%2FRjU41%2FJY%3D" xlink:type="simple">https://www.mouser.fi/ProductDetail/Yageo/RC0603FR-071KL/?qs=sGAEpiMZZMu61qfTUdNhG5eFuApKbqVdtp%2FRjU41%2FJY%3D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R9,R14</text:p>
          </table:table-cell>
          <table:table-cell office:value-type="string" calcext:value-type="string">
            <text:p>SM0603_Resistor_libcm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.9k</text:p>
          </table:table-cell>
          <table:table-cell office:value-type="string" calcext:value-type="string">
            <text:p>RC0603FR-071K91L</text:p>
          </table:table-cell>
          <table:table-cell/>
          <table:table-cell office:value-type="string" calcext:value-type="string">
            <text:p><text:a xlink:href="https://www.mouser.fi/ProductDetail/YAGEO/RC0603FR-071K91L?qs=ZACZTsJ%2FqZhXlEC9cKEQ2Q%3D%3D" xlink:type="simple">https://www.mouser.fi/ProductDetail/YAGEO/RC0603FR-071K91L?qs=ZACZTsJ%2FqZhXlEC9cKEQ2Q%3D%3D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3,R37,R39,R40</text:p>
          </table:table-cell>
          <table:table-cell office:value-type="string" calcext:value-type="string">
            <text:p>SM0603_Resistor_libcm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2.2k</text:p>
          </table:table-cell>
          <table:table-cell table:style-name="ce12" office:value-type="string" calcext:value-type="string">
            <text:p>RC0603FR-072K2L</text:p>
          </table:table-cell>
          <table:table-cell/>
          <table:table-cell office:value-type="string" calcext:value-type="string">
            <text:p><text:a xlink:href="https://www.mouser.fi/ProductDetail/YAGEO/RC0603FR-072K2L?qs=diQw95jMAeOQmNpe2MM%252BPw%3D%3D" xlink:type="simple">https://www.mouser.fi/ProductDetail/YAGEO/RC0603FR-072K2L?qs=diQw95jMAeOQmNpe2MM%252BPw%3D%3D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46,R47</text:p>
          </table:table-cell>
          <table:table-cell office:value-type="string" calcext:value-type="string">
            <text:p>SM0603_Resistor_libcm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C0603FR-073K3L</text:p>
          </table:table-cell>
          <table:table-cell/>
          <table:table-cell office:value-type="string" calcext:value-type="string">
            <text:p><text:a xlink:href="https://www.mouser.fi/ProductDetail/YAGEO/RC0603FR-073K3L?qs=gt6vzsuosg2EoNiKbtAsfQ%3D%3D" xlink:type="simple">https://www.mouser.fi/ProductDetail/YAGEO/RC0603FR-073K3L?qs=gt6vzsuosg2EoNiKbtAsfQ%3D%3D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38,R45</text:p>
          </table:table-cell>
          <table:table-cell office:value-type="string" calcext:value-type="string">
            <text:p>SM0603_Resistor_libcm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C0603FR-074K7L</text:p>
          </table:table-cell>
          <table:table-cell/>
          <table:table-cell office:value-type="string" calcext:value-type="string">
            <text:p><text:a xlink:href="https://www.mouser.fi/ProductDetail/YAGEO/RC0603FR-074K7L?qs=gt6vzsuosg37y0l7Vt36bQ%3D%3D" xlink:type="simple">https://www.mouser.fi/ProductDetail/YAGEO/RC0603FR-074K7L?qs=gt6vzsuosg37y0l7Vt36bQ%3D%3D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50,R49</text:p>
          </table:table-cell>
          <table:table-cell office:value-type="string" calcext:value-type="string">
            <text:p>SM0603_Resistor_libcm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table:style-name="ce12" office:value-type="string" calcext:value-type="string">
            <text:p>RC0603FR-0710KL</text:p>
          </table:table-cell>
          <table:table-cell/>
          <table:table-cell office:value-type="string" calcext:value-type="string">
            <text:p><text:a xlink:href="https://www.mouser.fi/ProductDetail/YAGEO/RC0603FR-0710KL?qs=grNVn54RoB%252B3GtjbJj3wJQ%3D%3D" xlink:type="simple">https://www.mouser.fi/ProductDetail/YAGEO/RC0603FR-0710KL?qs=grNVn54RoB%252B3GtjbJj3wJQ%3D%3D</text:a>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Display assembly (optional)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DS1-DISP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NHD-0216CW-AW3</text:p>
          </table:table-cell>
          <table:table-cell office:value-type="string" calcext:value-type="string">
            <text:p>NHD-0216CW-AG3</text:p>
          </table:table-cell>
          <table:table-cell office:value-type="string" calcext:value-type="string">
            <text:p><text:a xlink:href="https://www.mouser.fi/ProductDetail/Newhaven-Display/NHD-0216CW-AW3?qs=%2Fha2pyFadujEgI3vbt6cm25jXT9xFVTTsOBDB2T0k4hR12YzHfPkkg%3D%3D" xlink:type="simple">https://www.mouser.fi/ProductDetail/Newhaven-Display/NHD-0216CW-AW3?qs=%2Fha2pyFadujEgI3vbt6cm25jXT9xFVTTsOBDB2T0k4hR12YzHfPkkg%3D%3D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S1-CON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PPTC201LGBN-RC</text:p>
          </table:table-cell>
          <table:table-cell office:value-type="string" calcext:value-type="string">
            <text:p>801-83-020-20-001101</text:p>
          </table:table-cell>
          <table:table-cell office:value-type="string" calcext:value-type="string">
            <text:p><text:a xlink:href="https://www.digikey.com/en/products/detail/sullins-connector-solutions/PPTC201LGBN-RC/775914?s=N4IgTCBcDaIApwCoGEwAYCMAZA4gIQDkBaAJWRAF0BfIA" xlink:type="simple">https://www.digikey.com/en/products/detail/sullins-connector-solutions/PPTC201LGBN-RC/775914?s=N4IgTCBcDaIApwCoGEwAYCMAZA4gIQDkBaAJWRAF0BfIA</text:a>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udio cable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4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00-00-00</text:date>, <text:time style:data-style-name="N2" text:time-value="00:31:28.1136374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5T00:37:49.630978126</dc:date>
    <meta:editing-duration>PT2H57M32S</meta:editing-duration>
    <meta:editing-cycles>39</meta:editing-cycles>
    <meta:generator>LibreOffice/7.3.1.3$Linux_X86_64 LibreOffice_project/30$Build-3</meta:generator>
    <meta:document-statistic meta:table-count="1" meta:cell-count="269" meta:object-count="0"/>
  </office:meta>
</office:document-meta>
</file>